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fo:margin-top="0cm" style:writing-mode="lr-tb"/>
    </style:style>
    <style:style style:name="T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fo:margin-top="0cm" style:writing-mode="lr-tb"/>
    </style:style>
    <style:style style:name="P3" style:family="paragraph" style:parent-style-name="Standard">
      <style:paragraph-properties fo:break-before="auto" fo:line-height="100%" fo:margin-top="0cm" style:writing-mode="lr-tb"/>
    </style:style>
    <style:style style:name="T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break-before="auto" fo:line-height="100%" fo:margin-top="0cm" style:writing-mode="lr-tb"/>
    </style:style>
    <style:style style:name="T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break-before="auto" fo:line-height="100%" fo:margin-top="0cm" style:writing-mode="lr-tb"/>
    </style:style>
    <style:style style:name="T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1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1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00%" fo:margin-top="0cm" style:writing-mode="lr-tb"/>
    </style:style>
    <style:style style:name="T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break-before="auto" fo:line-height="100%" fo:margin-top="0cm" style:writing-mode="lr-tb"/>
    </style:style>
    <style:style style:name="T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break-before="auto" fo:line-height="100%" fo:margin-top="0cm" style:writing-mode="lr-tb"/>
    </style:style>
    <style:style style:name="T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break-before="auto" fo:line-height="100%" fo:margin-top="0cm" style:writing-mode="lr-tb"/>
    </style:style>
    <style:style style:name="T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line-height="100%" fo:margin-top="0cm" style:writing-mode="lr-tb"/>
    </style:style>
    <style:style style:name="T1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00%" fo:margin-top="0cm" style:writing-mode="lr-tb"/>
    </style:style>
    <style:style style:name="T1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break-before="auto" fo:line-height="100%" fo:margin-top="0cm" style:writing-mode="lr-tb"/>
    </style:style>
    <style:style style:name="T1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break-before="auto" fo:text-indent="-3.808cm" fo:line-height="100%" fo:margin-top="0cm" fo:margin-left="3.81cm" style:writing-mode="lr-tb"/>
    </style:style>
    <style:style style:name="P16" style:family="paragraph" style:parent-style-name="Standard">
      <style:paragraph-properties fo:break-before="auto" fo:line-height="100%" fo:margin-top="0cm" fo:margin-bottom="0cm" style:writing-mode="lr-tb"/>
    </style:style>
    <style:style style:name="P17" style:family="paragraph" style:parent-style-name="Heading_20_6">
      <style:paragraph-properties fo:text-align="left" fo:break-before="auto" fo:line-height="100%" style:writing-mode="lr-tb"/>
    </style:style>
    <style:style style:name="T17_1" style:family="text">
      <style:text-properties style:font-name="Arial" style:font-name-asian="Arial" style:font-name-complex="Arial"/>
    </style:style>
    <style:style style:name="T17_2" style:family="text">
      <style:text-properties style:font-name="Arial" style:font-name-asian="Arial" style:font-name-complex="Arial"/>
    </style:style>
    <style:style style:name="T17_3" style:family="text">
      <style:text-properties style:font-name="Arial" style:font-name-asian="Arial" style:font-name-complex="Arial"/>
    </style:style>
    <style:style style:name="T17_4" style:family="text">
      <style:text-properties style:font-name="Arial" style:font-name-asian="Arial" style:font-name-complex="Arial"/>
    </style:style>
    <style:style style:name="T17_5" style:family="text">
      <style:text-properties style:font-name="Arial" style:font-name-asian="Arial" style:font-name-complex="Arial"/>
    </style:style>
    <style:style style:name="T17_6" style:family="text">
      <style:text-properties style:font-name="Arial" style:font-name-asian="Arial" style:font-name-complex="Arial"/>
    </style:style>
    <style:style style:name="T17_7" style:family="text">
      <style:text-properties style:font-name="Arial" style:font-name-asian="Arial" style:font-name-complex="Arial"/>
    </style:style>
    <style:style style:name="T17_8" style:family="text">
      <style:text-properties style:font-name="Arial" style:font-name-asian="Arial" style:font-name-complex="Arial"/>
    </style:style>
    <style:style style:name="T17_9" style:family="text"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center" fo:break-before="auto" fo:line-height="100%" fo:margin-top="0cm" style:writing-mode="lr-tb"/>
    </style:style>
    <style:style style:name="P19" style:family="paragraph" style:parent-style-name="Standard">
      <style:paragraph-properties fo:break-before="auto" fo:line-height="100%" fo:margin-top="0cm" style:writing-mode="lr-tb"/>
    </style:style>
    <style:style style:name="T19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4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fo:margin-top="0cm" style:writing-mode="lr-tb"/>
    </style:style>
    <style:style style:name="T2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0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0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0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0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22" style:family="paragraph" style:parent-style-name="Standard">
      <style:paragraph-properties fo:break-before="auto" fo:line-height="100%" fo:margin-top="0cm" style:writing-mode="lr-tb"/>
    </style:style>
    <style:style style:name="T2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00%" fo:margin-top="0cm" style:writing-mode="lr-tb"/>
    </style:style>
    <style:style style:name="T2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4" style:family="paragraph" style:parent-style-name="Standard">
      <style:paragraph-properties fo:break-before="auto" fo:line-height="100%" fo:margin-top="0cm" style:writing-mode="lr-tb"/>
    </style:style>
    <style:style style:name="T2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8" style:family="paragraph" style:parent-style-name="Standard">
      <style:paragraph-properties fo:break-before="auto" fo:line-height="100%" fo:margin-top="0cm" style:writing-mode="lr-tb"/>
    </style:style>
    <style:style style:name="T2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30" style:family="paragraph" style:parent-style-name="Standard">
      <style:paragraph-properties fo:break-before="auto" fo:line-height="100%" fo:margin-top="0cm" style:writing-mode="lr-tb"/>
    </style:style>
    <style:style style:name="T3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6" style:family="paragraph" style:parent-style-name="Standard">
      <style:paragraph-properties fo:break-before="auto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37" style:family="paragraph" style:parent-style-name="Standard">
      <style:paragraph-properties fo:break-before="auto" fo:line-height="100%" fo:margin-top="0cm" style:writing-mode="lr-tb"/>
    </style:style>
    <style:style style:name="T37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7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7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7_4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7_5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00%" fo:margin-top="0cm" style:writing-mode="lr-tb"/>
    </style:style>
    <style:style style:name="T3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4" style:family="paragraph" style:parent-style-name="Standard">
      <style:paragraph-properties fo:break-before="auto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45" style:family="paragraph" style:parent-style-name="Standard">
      <style:paragraph-properties fo:break-before="auto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7" style:family="paragraph" style:parent-style-name="Standard">
      <style:paragraph-properties fo:break-before="auto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4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5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5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5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5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break-before="auto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00%" fo:margin-top="0cm" style:writing-mode="lr-tb"/>
    </style:style>
    <style:style style:name="T5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9" style:family="paragraph" style:parent-style-name="Standard">
      <style:paragraph-properties fo:break-before="auto" fo:line-height="100%" fo:margin-top="0cm" style:writing-mode="lr-tb"/>
    </style:style>
    <style:style style:name="T5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0" style:family="paragraph" style:parent-style-name="Standard">
      <style:paragraph-properties fo:break-before="auto" fo:line-height="100%" fo:margin-top="0cm" style:writing-mode="lr-tb"/>
    </style:style>
    <style:style style:name="T6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1" style:family="paragraph" style:parent-style-name="Standard">
      <style:paragraph-properties fo:break-before="auto" fo:text-indent="0cm" fo:line-height="100%" fo:margin-top="0cm" fo:margin-left="0.635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62" style:family="paragraph" style:parent-style-name="Standard">
      <style:paragraph-properties fo:break-before="auto" fo:text-indent="0cm" fo:line-height="100%" fo:margin-top="0cm" fo:margin-left="0.635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break-before="auto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65" style:family="paragraph" style:parent-style-name="Standard">
      <style:paragraph-properties fo:break-before="auto" fo:line-height="100%" fo:margin-top="0cm" style:writing-mode="lr-tb"/>
    </style:style>
    <style:style style:name="T6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00%" fo:margin-top="0cm" style:writing-mode="lr-tb"/>
    </style:style>
    <style:style style:name="T6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8" style:family="paragraph" style:parent-style-name="Standard">
      <style:paragraph-properties fo:break-before="auto" fo:line-height="100%" fo:margin-top="0cm" style:writing-mode="lr-tb"/>
    </style:style>
    <style:style style:name="T6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9" style:family="paragraph" style:parent-style-name="Standard">
      <style:paragraph-properties fo:break-before="auto" fo:line-height="100%" fo:margin-top="0cm" style:writing-mode="lr-tb"/>
    </style:style>
    <style:style style:name="T6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0" style:family="paragraph" style:parent-style-name="Standard">
      <style:paragraph-properties fo:break-before="auto" fo:text-indent="0cm" fo:line-height="100%" fo:margin-top="0cm" fo:margin-left="0.635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73" style:family="paragraph" style:parent-style-name="Standard">
      <style:paragraph-properties fo:break-before="auto" fo:line-height="100%" fo:margin-top="0cm" style:writing-mode="lr-tb"/>
    </style:style>
    <style:style style:name="T7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00%" fo:margin-top="0cm" style:writing-mode="lr-tb"/>
    </style:style>
    <style:style style:name="T7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5" style:family="paragraph" style:parent-style-name="Standard">
      <style:paragraph-properties fo:break-before="auto" fo:text-indent="0cm" fo:line-height="100%" fo:margin-top="0cm" fo:margin-left="0.635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76" style:family="paragraph" style:parent-style-name="Standard">
      <style:paragraph-properties fo:break-before="auto" fo:line-height="100%" fo:margin-top="0cm" style:writing-mode="lr-tb"/>
    </style:style>
    <style:style style:name="T7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00%" fo:margin-top="0cm" fo:margin-bottom="0cm" style:writing-mode="lr-tb"/>
    </style:style>
    <style:style style:name="T7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7_20" style:family="text">
      <style:text-properties fo:color="#000000" style:font-name="Arial" fo:font-size="12pt" style:font-name-asian="Arial" style:font-size-asian="12pt" style:font-name-complex="Arial" style:font-size-complex="12pt"/>
    </style:style>
  </office:automatic-styles>
  <office:body>
    <office:text>
      <text:p text:style-name="P1"><text:span text:style-name="T1_1">Portfolio</text:span><text:span text:style-name="T1_2"><text:s/></text:span><text:span text:style-name="T1_3">manager</text:span></text:p>
      <text:p text:style-name="P2"/>
      <text:p text:style-name="P3"><text:span text:style-name="T3_1">We</text:span><text:span text:style-name="T3_2"><text:s/></text:span><text:span text:style-name="T3_3">are</text:span><text:span text:style-name="T3_4"><text:s/></text:span><text:span text:style-name="T3_5">looking</text:span><text:span text:style-name="T3_6"><text:s/></text:span><text:span text:style-name="T3_7">to</text:span><text:span text:style-name="T3_8"><text:s/></text:span><text:span text:style-name="T3_9">attract</text:span><text:span text:style-name="T3_10"><text:s/></text:span><text:span text:style-name="T3_11">candidates</text:span><text:span text:style-name="T3_12"><text:s/></text:span><text:span text:style-name="T3_13">who</text:span><text:span text:style-name="T3_14"><text:s/></text:span><text:span text:style-name="T3_15">have</text:span><text:span text:style-name="T3_16"><text:s/></text:span><text:span text:style-name="T3_17">a</text:span><text:span text:style-name="T3_18"><text:s/></text:span><text:span text:style-name="T3_19">proven</text:span><text:span text:style-name="T3_20"><text:s/></text:span><text:span text:style-name="T3_21">background</text:span><text:span text:style-name="T3_22"><text:s/></text:span><text:span text:style-name="T3_23">in</text:span><text:span text:style-name="T3_24"><text:s/></text:span><text:span text:style-name="T3_25">leading</text:span><text:span text:style-name="T3_26"><text:s/></text:span><text:span text:style-name="T3_27">a</text:span><text:span text:style-name="T3_28"><text:s/></text:span><text:span text:style-name="T3_29">large</text:span><text:span text:style-name="T3_30"><text:s/></text:span><text:span text:style-name="T3_31">digital</text:span><text:span text:style-name="T3_32"><text:s/></text:span><text:span text:style-name="T3_33">portfolio</text:span><text:span text:style-name="T3_34"><text:s/></text:span><text:span text:style-name="T3_35">of</text:span><text:span text:style-name="T3_36"><text:s/></text:span><text:span text:style-name="T3_37">projects</text:span><text:span text:style-name="T3_38"><text:s/></text:span><text:span text:style-name="T3_39">and</text:span><text:span text:style-name="T3_40"><text:s/></text:span><text:span text:style-name="T3_41">programmes</text:span><text:span text:style-name="T3_42">.<text:s/></text:span><text:span text:style-name="T3_43">The</text:span><text:span text:style-name="T3_44"><text:s/></text:span><text:span text:style-name="T3_45">successful</text:span><text:span text:style-name="T3_46"><text:s/></text:span><text:span text:style-name="T3_47">candidate</text:span><text:span text:style-name="T3_48"><text:s/></text:span><text:span text:style-name="T3_49">will</text:span><text:span text:style-name="T3_50"><text:s/></text:span><text:span text:style-name="T3_51">have</text:span><text:span text:style-name="T3_52"><text:s/></text:span><text:span text:style-name="T3_53">been</text:span><text:span text:style-name="T3_54"><text:s/></text:span><text:span text:style-name="T3_55">engaged</text:span><text:span text:style-name="T3_56"><text:s/></text:span><text:span text:style-name="T3_57">in</text:span><text:span text:style-name="T3_58"><text:s/></text:span><text:span text:style-name="T3_59">assessing</text:span><text:span text:style-name="T3_60"><text:s/></text:span><text:span text:style-name="T3_61">options</text:span><text:span text:style-name="T3_62"><text:s/></text:span><text:span text:style-name="T3_63">and</text:span><text:span text:style-name="T3_64"><text:s/></text:span><text:span text:style-name="T3_65">recommending</text:span><text:span text:style-name="T3_66"><text:s/></text:span><text:span text:style-name="T3_67">solutions</text:span><text:span text:style-name="T3_68">,<text:s/></text:span><text:span text:style-name="T3_69">through</text:span><text:span text:style-name="T3_70"><text:s/></text:span><text:span text:style-name="T3_71">to</text:span><text:span text:style-name="T3_72"><text:s/></text:span><text:span text:style-name="T3_73">implementation</text:span><text:span text:style-name="T3_74">.<text:s/></text:span></text:p>
      <text:p text:style-name="P4"><text:span text:style-name="T4_1"><text:line-break/></text:span><text:span text:style-name="T4_2">Ideally</text:span><text:span text:style-name="T4_3"><text:s/></text:span><text:span text:style-name="T4_4">the</text:span><text:span text:style-name="T4_5"><text:s/></text:span><text:span text:style-name="T4_6">person</text:span><text:span text:style-name="T4_7"><text:s/></text:span><text:span text:style-name="T4_8">will</text:span><text:span text:style-name="T4_9"><text:s/></text:span><text:span text:style-name="T4_10">have</text:span><text:span text:style-name="T4_11"><text:s/></text:span><text:span text:style-name="T4_12">proven</text:span><text:span text:style-name="T4_13"><text:s/></text:span><text:span text:style-name="T4_14">experience</text:span><text:span text:style-name="T4_15"><text:s/></text:span><text:span text:style-name="T4_16">of</text:span><text:span text:style-name="T4_17"><text:s/></text:span><text:span text:style-name="T4_18">driving</text:span><text:span text:style-name="T4_19"><text:s/></text:span><text:span text:style-name="T4_20">the</text:span><text:span text:style-name="T4_21"><text:s/></text:span><text:span text:style-name="T4_22">delivery</text:span><text:span text:style-name="T4_23"><text:s/></text:span><text:span text:style-name="T4_24">of</text:span><text:span text:style-name="T4_25"><text:s/></text:span><text:span text:style-name="T4_26">multiple</text:span><text:span text:style-name="T4_27"><text:s/></text:span><text:span text:style-name="T4_28">change</text:span><text:span text:style-name="T4_29"><text:s/></text:span><text:span text:style-name="T4_30">activities</text:span><text:span text:style-name="T4_31"><text:s/></text:span><text:span text:style-name="T4_32">and</text:span><text:span text:style-name="T4_33"><text:s/></text:span><text:span text:style-name="T4_34">encouraging</text:span><text:span text:style-name="T4_35"><text:s/></text:span><text:span text:style-name="T4_36">positive</text:span><text:span text:style-name="T4_37"><text:s/></text:span><text:span text:style-name="T4_38">behavioural</text:span><text:span text:style-name="T4_39"><text:s/></text:span><text:span text:style-name="T4_40">change</text:span><text:span text:style-name="T4_41"><text:s/></text:span><text:span text:style-name="T4_42">from</text:span><text:span text:style-name="T4_43"><text:s/></text:span><text:span text:style-name="T4_44">a</text:span><text:span text:style-name="T4_45"><text:s/></text:span><text:span text:style-name="T4_46">senior</text:span><text:span text:style-name="T4_47"><text:s/></text:span><text:span text:style-name="T4_48">level</text:span><text:span text:style-name="T4_49">,<text:s/></text:span><text:span text:style-name="T4_50">leading</text:span><text:span text:style-name="T4_51"><text:s/></text:span><text:span text:style-name="T4_52">senior</text:span><text:span text:style-name="T4_53"><text:s/></text:span><text:span text:style-name="T4_54">stakeholder</text:span><text:span text:style-name="T4_55"><text:s/></text:span><text:span text:style-name="T4_56">engagement</text:span><text:span text:style-name="T4_57"><text:s/></text:span><text:span text:style-name="T4_58">and</text:span><text:span text:style-name="T4_59"><text:s/></text:span><text:span text:style-name="T4_60">driving</text:span><text:span text:style-name="T4_61"><text:s/></text:span><text:span text:style-name="T4_62">organisation</text:span><text:span text:style-name="T4_63"><text:s/></text:span><text:span text:style-name="T4_64">wide</text:span><text:span text:style-name="T4_65"><text:s/></text:span><text:span text:style-name="T4_66">cultural</text:span><text:span text:style-name="T4_67"><text:s/></text:span><text:span text:style-name="T4_68">change</text:span><text:span text:style-name="T4_69"><text:s/></text:span><text:span text:style-name="T4_70">using</text:span><text:span text:style-name="T4_71"><text:s/></text:span><text:span text:style-name="T4_72">lean</text:span><text:span text:style-name="T4_73"><text:s/></text:span><text:span text:style-name="T4_74">and</text:span><text:span text:style-name="T4_75"><text:s/></text:span><text:span text:style-name="T4_76">agile</text:span><text:span text:style-name="T4_77"><text:s/></text:span><text:span text:style-name="T4_78">methodologies</text:span><text:span text:style-name="T4_79">.<text:s/></text:span><text:span text:style-name="T4_80">These</text:span><text:span text:style-name="T4_81"><text:s/></text:span><text:span text:style-name="T4_82">activities</text:span><text:span text:style-name="T4_83"><text:s/></text:span><text:span text:style-name="T4_84">will</text:span><text:span text:style-name="T4_85"><text:s/></text:span><text:span text:style-name="T4_86">form</text:span><text:span text:style-name="T4_87"><text:s/></text:span><text:span text:style-name="T4_88">part</text:span><text:span text:style-name="T4_89"><text:s/></text:span><text:span text:style-name="T4_90">of</text:span><text:span text:style-name="T4_91"><text:s/></text:span><text:span text:style-name="T4_92">the</text:span><text:span text:style-name="T4_93"><text:s/></text:span><text:span text:style-name="T4_94">digital</text:span><text:span text:style-name="T4_95"><text:s/></text:span><text:span text:style-name="T4_96">change</text:span><text:span text:style-name="T4_97"><text:s/></text:span><text:span text:style-name="T4_98">across</text:span><text:span text:style-name="T4_99"><text:s/></text:span><text:span text:style-name="T4_100">Government</text:span><text:span text:style-name="T4_101">,<text:s/></text:span><text:span text:style-name="T4_102">advising</text:span><text:span text:style-name="T4_103"><text:s/></text:span><text:span text:style-name="T4_104">on</text:span><text:span text:style-name="T4_105"><text:s/></text:span><text:span text:style-name="T4_106">the</text:span><text:span text:style-name="T4_107"><text:s/></text:span><text:span text:style-name="T4_108">long</text:span><text:span text:style-name="T4_109"><text:s/></text:span><text:span text:style-name="T4_110">and</text:span><text:span text:style-name="T4_111"><text:s/></text:span><text:span text:style-name="T4_112">short</text:span><text:span text:style-name="T4_113">-</text:span><text:span text:style-name="T4_114">term</text:span><text:span text:style-name="T4_115"><text:s/></text:span><text:span text:style-name="T4_116">impact</text:span><text:span text:style-name="T4_117"><text:s/></text:span><text:span text:style-name="T4_118">of</text:span><text:span text:style-name="T4_119"><text:s/></text:span><text:span text:style-name="T4_120">the</text:span><text:span text:style-name="T4_121"><text:s/></text:span><text:span text:style-name="T4_122">change</text:span><text:span text:style-name="T4_123"><text:s/></text:span><text:span text:style-name="T4_124">and</text:span><text:span text:style-name="T4_125"><text:s/></text:span><text:span text:style-name="T4_126">designing</text:span><text:span text:style-name="T4_127"><text:s/></text:span><text:span text:style-name="T4_128">and</text:span><text:span text:style-name="T4_129"><text:s/></text:span><text:span text:style-name="T4_130">implementing</text:span><text:span text:style-name="T4_131"><text:s/></text:span><text:span text:style-name="T4_132">target</text:span><text:span text:style-name="T4_133"><text:s/></text:span><text:span text:style-name="T4_134">operating</text:span><text:span text:style-name="T4_135"><text:s/></text:span><text:span text:style-name="T4_136">models</text:span><text:span text:style-name="T4_137">,<text:s/></text:span><text:span text:style-name="T4_138">performance</text:span><text:span text:style-name="T4_139"><text:s/></text:span><text:span text:style-name="T4_140">management</text:span><text:span text:style-name="T4_141"><text:s/></text:span><text:span text:style-name="T4_142">and</text:span><text:span text:style-name="T4_143"><text:s/></text:span><text:span text:style-name="T4_144">organisational</text:span><text:span text:style-name="T4_145"><text:s/></text:span><text:span text:style-name="T4_146">learning</text:span><text:span text:style-name="T4_147">.<text:s/></text:span></text:p>
      <text:p text:style-name="P5"><text:span text:style-name="T5_1"><text:line-break/></text:span><text:span text:style-name="T5_2">The</text:span><text:span text:style-name="T5_3"><text:s/></text:span><text:span text:style-name="T5_4">main</text:span><text:span text:style-name="T5_5"><text:s/></text:span><text:span text:style-name="T5_6">responsibilities</text:span><text:span text:style-name="T5_7"><text:s/></text:span><text:span text:style-name="T5_8">of</text:span><text:span text:style-name="T5_9"><text:s/></text:span><text:span text:style-name="T5_10">the</text:span><text:span text:style-name="T5_11"><text:s/></text:span><text:span text:style-name="T5_12">post</text:span><text:span text:style-name="T5_13">:</text:span></text:p>
      <text:list text:style-name="LS1" xml:id="list0">
        <text:list-item>
          <text:p text:style-name="P6"><text:span text:style-name="T6_1">Create</text:span><text:span text:style-name="T6_2">,<text:s/></text:span><text:span text:style-name="T6_3">deliver</text:span><text:span text:style-name="T6_4"><text:s/></text:span><text:span text:style-name="T6_5">and</text:span><text:span text:style-name="T6_6"><text:s/></text:span><text:span text:style-name="T6_7">continuously</text:span><text:span text:style-name="T6_8"><text:s/></text:span><text:span text:style-name="T6_9">improve</text:span><text:span text:style-name="T6_10"><text:s/></text:span><text:span text:style-name="T6_11">a</text:span><text:span text:style-name="T6_12"><text:s/></text:span><text:span text:style-name="T6_13">portfolio</text:span><text:span text:style-name="T6_14"><text:s/></text:span><text:span text:style-name="T6_15">function</text:span><text:span text:style-name="T6_16"><text:s/></text:span><text:span text:style-name="T6_17">based</text:span><text:span text:style-name="T6_18"><text:s/></text:span><text:span text:style-name="T6_19">on</text:span><text:span text:style-name="T6_20"><text:s/></text:span><text:span text:style-name="T6_21">agile</text:span><text:span text:style-name="T6_22"><text:s/></text:span><text:span text:style-name="T6_23">and</text:span><text:span text:style-name="T6_24"><text:s/></text:span><text:span text:style-name="T6_25">lean</text:span><text:span text:style-name="T6_26"><text:s/></text:span><text:span text:style-name="T6_27">principles</text:span><text:span text:style-name="T6_28"><text:s/></text:span><text:span text:style-name="T6_29">and</text:span><text:span text:style-name="T6_30"><text:s/></text:span><text:span text:style-name="T6_31">methodologies</text:span><text:span text:style-name="T6_32">.</text:span></text:p>
        </text:list-item>
        <text:list-item>
          <text:p text:style-name="P7"><text:span text:style-name="T7_1">Drive</text:span><text:span text:style-name="T7_2"><text:s/></text:span><text:span text:style-name="T7_3">continuous</text:span><text:span text:style-name="T7_4">,<text:s/></text:span><text:span text:style-name="T7_5">provable</text:span><text:span text:style-name="T7_6"><text:s/></text:span><text:span text:style-name="T7_7">improvements</text:span><text:span text:style-name="T7_8"><text:s/></text:span><text:span text:style-name="T7_9">and</text:span><text:span text:style-name="T7_10"><text:s/></text:span><text:span text:style-name="T7_11">efficiencies</text:span><text:span text:style-name="T7_12"><text:s/></text:span><text:span text:style-name="T7_13">based</text:span><text:span text:style-name="T7_14"><text:s/></text:span><text:span text:style-name="T7_15">on</text:span><text:span text:style-name="T7_16"><text:s/></text:span><text:span text:style-name="T7_17">data</text:span><text:span text:style-name="T7_18">.</text:span></text:p>
        </text:list-item>
        <text:list-item>
          <text:p text:style-name="P8"><text:span text:style-name="T8_1">Build</text:span><text:span text:style-name="T8_2"><text:s/></text:span><text:span text:style-name="T8_3">a</text:span><text:span text:style-name="T8_4"><text:s/></text:span><text:span text:style-name="T8_5">strategically</text:span><text:span text:style-name="T8_6"><text:s/></text:span><text:span text:style-name="T8_7">agile</text:span><text:span text:style-name="T8_8"><text:s/></text:span><text:span text:style-name="T8_9">culture</text:span><text:span text:style-name="T8_10"><text:s/></text:span><text:span text:style-name="T8_11">alongside</text:span><text:span text:style-name="T8_12"><text:s/></text:span><text:span text:style-name="T8_13">the</text:span><text:span text:style-name="T8_14"><text:s/></text:span><text:span text:style-name="T8_15">senior</text:span><text:span text:style-name="T8_16"><text:s/></text:span><text:span text:style-name="T8_17">management</text:span><text:span text:style-name="T8_18"><text:s/></text:span><text:span text:style-name="T8_19">team</text:span></text:p>
        </text:list-item>
        <text:list-item>
          <text:p text:style-name="P9"><text:span text:style-name="T9_1">Provide</text:span><text:span text:style-name="T9_2"><text:s/></text:span><text:span text:style-name="T9_3">leadership</text:span><text:span text:style-name="T9_4"><text:s/></text:span><text:span text:style-name="T9_5">cross</text:span><text:span text:style-name="T9_6"><text:s/></text:span><text:span text:style-name="T9_7">government</text:span><text:span text:style-name="T9_8"><text:s/></text:span><text:span text:style-name="T9_9">on</text:span><text:span text:style-name="T9_10"><text:s/></text:span><text:span text:style-name="T9_11">scaling</text:span><text:span text:style-name="T9_12"><text:s/></text:span><text:span text:style-name="T9_13">agile</text:span><text:span text:style-name="T9_14"><text:s/></text:span><text:span text:style-name="T9_15">methodologies</text:span><text:span text:style-name="T9_16">.</text:span></text:p>
        </text:list-item>
        <text:list-item>
          <text:p text:style-name="P10"><text:span text:style-name="T10_1">Create</text:span><text:span text:style-name="T10_2"><text:s/></text:span><text:span text:style-name="T10_3">and</text:span><text:span text:style-name="T10_4"><text:s/></text:span><text:span text:style-name="T10_5">foster</text:span><text:span text:style-name="T10_6"><text:s/></text:span><text:span text:style-name="T10_7">a</text:span><text:span text:style-name="T10_8"><text:s/></text:span><text:span text:style-name="T10_9">best</text:span><text:span text:style-name="T10_10"><text:s/></text:span><text:span text:style-name="T10_11">practice</text:span><text:span text:style-name="T10_12"><text:s/></text:span><text:span text:style-name="T10_13">community</text:span><text:span text:style-name="T10_14"><text:s/></text:span><text:span text:style-name="T10_15">on</text:span><text:span text:style-name="T10_16"><text:s/></text:span><text:span text:style-name="T10_17">scaling</text:span><text:span text:style-name="T10_18"><text:s/></text:span><text:span text:style-name="T10_19">agile</text:span><text:span text:style-name="T10_20"><text:s/></text:span><text:span text:style-name="T10_21">and</text:span><text:span text:style-name="T10_22"><text:s/></text:span><text:span text:style-name="T10_23">lean</text:span><text:span text:style-name="T10_24"><text:s/></text:span><text:span text:style-name="T10_25">portfolio</text:span><text:span text:style-name="T10_26"><text:s/></text:span><text:span text:style-name="T10_27">management</text:span></text:p>
        </text:list-item>
        <text:list-item>
          <text:p text:style-name="P11"><text:span text:style-name="T11_1">Lead</text:span><text:span text:style-name="T11_2"><text:s/></text:span><text:span text:style-name="T11_3">and</text:span><text:span text:style-name="T11_4"><text:s/></text:span><text:span text:style-name="T11_5">manage</text:span><text:span text:style-name="T11_6"><text:s/></text:span><text:span text:style-name="T11_7">a</text:span><text:span text:style-name="T11_8"><text:s/></text:span><text:span text:style-name="T11_9">multi</text:span><text:span text:style-name="T11_10">-</text:span><text:span text:style-name="T11_11">disciplinary</text:span><text:span text:style-name="T11_12"><text:s/></text:span><text:span text:style-name="T11_13">team</text:span><text:span text:style-name="T11_14"><text:s/></text:span><text:span text:style-name="T11_15">of</text:span><text:span text:style-name="T11_16"><text:s/></text:span><text:span text:style-name="T11_17">programme</text:span><text:span text:style-name="T11_18">,<text:s/></text:span><text:span text:style-name="T11_19">portfolio</text:span><text:span text:style-name="T11_20"><text:s/></text:span><text:span text:style-name="T11_21">and</text:span><text:span text:style-name="T11_22"><text:s/></text:span><text:span text:style-name="T11_23">agile</text:span><text:span text:style-name="T11_24"><text:s/></text:span><text:span text:style-name="T11_25">specialists</text:span><text:span text:style-name="T11_26">,<text:s/></text:span><text:span text:style-name="T11_27">having</text:span><text:span text:style-name="T11_28"><text:s/></text:span><text:span text:style-name="T11_29">the</text:span><text:span text:style-name="T11_30"><text:s/></text:span><text:span text:style-name="T11_31">knowledge</text:span><text:span text:style-name="T11_32"><text:s/></text:span><text:span text:style-name="T11_33">and</text:span><text:span text:style-name="T11_34"><text:s/></text:span><text:span text:style-name="T11_35">experience</text:span><text:span text:style-name="T11_36"><text:s/></text:span><text:span text:style-name="T11_37">to</text:span><text:span text:style-name="T11_38"><text:s/></text:span><text:span text:style-name="T11_39">provide</text:span><text:span text:style-name="T11_40"><text:s/></text:span><text:span text:style-name="T11_41">support</text:span><text:span text:style-name="T11_42"><text:s/></text:span><text:span text:style-name="T11_43">and</text:span><text:span text:style-name="T11_44"><text:s/></text:span><text:span text:style-name="T11_45">guidance</text:span></text:p>
        </text:list-item>
        <text:list-item>
          <text:p text:style-name="P12"><text:span text:style-name="T12_1">Establish</text:span><text:span text:style-name="T12_2"><text:s/></text:span><text:span text:style-name="T12_3">and</text:span><text:span text:style-name="T12_4"><text:s/></text:span><text:span text:style-name="T12_5">formalise</text:span><text:span text:style-name="T12_6"><text:s/></text:span><text:span text:style-name="T12_7">governance</text:span><text:span text:style-name="T12_8"><text:s/></text:span><text:span text:style-name="T12_9">and</text:span><text:span text:style-name="T12_10"><text:s/></text:span><text:span text:style-name="T12_11">controls</text:span><text:span text:style-name="T12_12"><text:s/></text:span><text:span text:style-name="T12_13">for</text:span><text:span text:style-name="T12_14"><text:s/></text:span><text:span text:style-name="T12_15">portfolio</text:span><text:span text:style-name="T12_16"><text:s/></text:span><text:span text:style-name="T12_17">functions</text:span></text:p>
        </text:list-item>
        <text:list-item>
          <text:p text:style-name="P13"><text:bookmark-start text:name="h.gjdgxs"/><text:bookmark-end text:name="h.gjdgxs"/><text:span text:style-name="T13_1">Work</text:span><text:span text:style-name="T13_2"><text:s/></text:span><text:span text:style-name="T13_3">alongside</text:span><text:span text:style-name="T13_4"><text:s/></text:span><text:span text:style-name="T13_5">the</text:span><text:span text:style-name="T13_6"><text:s/></text:span><text:span text:style-name="T13_7">senior</text:span><text:span text:style-name="T13_8"><text:s/></text:span><text:span text:style-name="T13_9">management</text:span><text:span text:style-name="T13_10"><text:s/></text:span><text:span text:style-name="T13_11">team</text:span><text:span text:style-name="T13_12"><text:s/></text:span><text:span text:style-name="T13_13">to</text:span><text:span text:style-name="T13_14"><text:s/></text:span><text:span text:style-name="T13_15">plan</text:span><text:span text:style-name="T13_16"><text:s/></text:span><text:span text:style-name="T13_17">and</text:span><text:span text:style-name="T13_18"><text:s/></text:span><text:span text:style-name="T13_19">track</text:span><text:span text:style-name="T13_20"><text:s/></text:span><text:span text:style-name="T13_21">strategic</text:span><text:span text:style-name="T13_22"><text:s/></text:span><text:span text:style-name="T13_23">road</text:span><text:span text:style-name="T13_24"><text:s/></text:span><text:span text:style-name="T13_25">maps</text:span><text:span text:style-name="T13_26"><text:s/></text:span><text:span text:style-name="T13_27">giving</text:span><text:span text:style-name="T13_28"><text:s/></text:span><text:span text:style-name="T13_29">direction</text:span><text:span text:style-name="T13_30"><text:s/></text:span><text:span text:style-name="T13_31">and</text:span><text:span text:style-name="T13_32"><text:s/></text:span><text:span text:style-name="T13_33">challenging</text:span><text:span text:style-name="T13_34"><text:s/></text:span><text:span text:style-name="T13_35">when</text:span><text:span text:style-name="T13_36"><text:s/></text:span><text:span text:style-name="T13_37">needed</text:span></text:p>
        </text:list-item>
        <text:list-item>
          <text:p text:style-name="P14"><text:span text:style-name="T14_1">Report</text:span><text:span text:style-name="T14_2"><text:s/></text:span><text:span text:style-name="T14_3">on</text:span><text:span text:style-name="T14_4"><text:s/></text:span><text:span text:style-name="T14_5">Portfolio</text:span><text:span text:style-name="T14_6"><text:s/></text:span><text:span text:style-name="T14_7">health</text:span><text:span text:style-name="T14_8"><text:s/></text:span><text:span text:style-name="T14_9">and</text:span><text:span text:style-name="T14_10"><text:s/></text:span><text:span text:style-name="T14_11">establish</text:span><text:span text:style-name="T14_12"><text:s/></text:span><text:span text:style-name="T14_13">a</text:span><text:span text:style-name="T14_14"><text:s/></text:span><text:span text:style-name="T14_15">culture</text:span><text:span text:style-name="T14_16"><text:s/></text:span><text:span text:style-name="T14_17">of</text:span><text:span text:style-name="T14_18"><text:s/></text:span><text:span text:style-name="T14_19">data</text:span><text:span text:style-name="T14_20"><text:s/></text:span><text:span text:style-name="T14_21">driven</text:span><text:span text:style-name="T14_22"><text:s/></text:span><text:span text:style-name="T14_23">decision</text:span><text:span text:style-name="T14_24">-</text:span><text:span text:style-name="T14_25">making</text:span><text:span text:style-name="T14_26">.</text:span></text:p>
        </text:list-item>
      </text:list>
      <text:p text:style-name="P15"/>
      <text:p text:style-name="P16"/>
      <text:h text:style-name="P17" text:outline-level="10"><text:span text:style-name="T17_1">PERSON</text:span><text:span text:style-name="T17_2"><text:s/></text:span><text:span text:style-name="T17_3">SPECIFICATION</text:span><text:span text:style-name="T17_4"><text:s/>-<text:s/></text:span><text:span text:style-name="T17_5">COMPETENCES</text:span><text:span text:style-name="T17_6">/</text:span><text:span text:style-name="T17_7">SKILLS</text:span><text:span text:style-name="T17_8"><text:s/></text:span><text:span text:style-name="T17_9">REQUIRED</text:span></text:h>
      <text:p text:style-name="P18"/>
      <text:p text:style-name="P19"><text:span text:style-name="T19_1">SETTING</text:span><text:span text:style-name="T19_2"><text:s/></text:span><text:span text:style-name="T19_3">DIRECTION</text:span><text:span text:style-name="T19_4"><text:line-break/></text:span></text:p>
      <text:p text:style-name="P20"><text:span text:style-name="T20_1">Changing</text:span><text:span text:style-name="T20_2"><text:s/></text:span><text:span text:style-name="T20_3">and</text:span><text:span text:style-name="T20_4"><text:s/></text:span><text:span text:style-name="T20_5">Improving</text:span></text:p>
      <text:p text:style-name="P21"/>
      <text:p text:style-name="P22"><text:span text:style-name="T22_1">Essential</text:span></text:p>
      <text:list text:style-name="LS2" xml:id="list9">
        <text:list-item>
          <text:p text:style-name="P23"><text:span text:style-name="T23_1">Provide</text:span><text:span text:style-name="T23_2"><text:s/></text:span><text:span text:style-name="T23_3">constructive</text:span><text:span text:style-name="T23_4"><text:s/></text:span><text:span text:style-name="T23_5">challenge</text:span><text:span text:style-name="T23_6"><text:s/></text:span><text:span text:style-name="T23_7">to</text:span><text:span text:style-name="T23_8"><text:s/></text:span><text:span text:style-name="T23_9">senior</text:span><text:span text:style-name="T23_10"><text:s/></text:span><text:span text:style-name="T23_11">management</text:span><text:span text:style-name="T23_12"><text:s/></text:span><text:span text:style-name="T23_13">on</text:span><text:span text:style-name="T23_14"><text:s/></text:span><text:span text:style-name="T23_15">change</text:span><text:span text:style-name="T23_16"><text:s/></text:span><text:span text:style-name="T23_17">proposals</text:span><text:span text:style-name="T23_18"><text:s/></text:span><text:span text:style-name="T23_19">which</text:span><text:span text:style-name="T23_20"><text:s/></text:span><text:span text:style-name="T23_21">will</text:span><text:span text:style-name="T23_22"><text:s/></text:span><text:span text:style-name="T23_23">affect</text:span><text:span text:style-name="T23_24"><text:s/></text:span><text:span text:style-name="T23_25">own</text:span><text:span text:style-name="T23_26"><text:s/></text:span><text:span text:style-name="T23_27">business</text:span><text:span text:style-name="T23_28"><text:s/></text:span><text:span text:style-name="T23_29">area</text:span><text:span text:style-name="T23_30"><text:s/></text:span></text:p>
        </text:list-item>
        <text:list-item>
          <text:p text:style-name="P24"><text:span text:style-name="T24_1">Spot</text:span><text:span text:style-name="T24_2"><text:s/></text:span><text:span text:style-name="T24_3">warning</text:span><text:span text:style-name="T24_4"><text:s/></text:span><text:span text:style-name="T24_5">signs</text:span><text:span text:style-name="T24_6"><text:s/></text:span><text:span text:style-name="T24_7">of</text:span><text:span text:style-name="T24_8"><text:s/></text:span><text:span text:style-name="T24_9">things</text:span><text:span text:style-name="T24_10"><text:s/></text:span><text:span text:style-name="T24_11">going</text:span><text:span text:style-name="T24_12"><text:s/></text:span><text:span text:style-name="T24_13">wrong</text:span><text:span text:style-name="T24_14"><text:s/></text:span><text:span text:style-name="T24_15">and</text:span><text:span text:style-name="T24_16"><text:s/></text:span><text:span text:style-name="T24_17">provide</text:span><text:span text:style-name="T24_18"><text:s/></text:span><text:span text:style-name="T24_19">a</text:span><text:span text:style-name="T24_20"><text:s/></text:span><text:span text:style-name="T24_21">decisive</text:span><text:span text:style-name="T24_22"><text:s/></text:span><text:span text:style-name="T24_23">response</text:span><text:span text:style-name="T24_24"><text:s/></text:span><text:span text:style-name="T24_25">to</text:span><text:span text:style-name="T24_26"><text:s/></text:span><text:span text:style-name="T24_27">significant</text:span><text:span text:style-name="T24_28"><text:s/></text:span><text:span text:style-name="T24_29">delivery</text:span><text:span text:style-name="T24_30"><text:s/></text:span><text:span text:style-name="T24_31">challenges</text:span><text:span text:style-name="T24_32"><text:s/></text:span></text:p>
        </text:list-item>
        <text:list-item>
          <text:p text:style-name="P25"><text:span text:style-name="T25_1">Encourage</text:span><text:span text:style-name="T25_2"><text:s/></text:span><text:span text:style-name="T25_3">a</text:span><text:span text:style-name="T25_4"><text:s/></text:span><text:span text:style-name="T25_5">culture</text:span><text:span text:style-name="T25_6"><text:s/></text:span><text:span text:style-name="T25_7">of</text:span><text:span text:style-name="T25_8"><text:s/></text:span><text:span text:style-name="T25_9">innovation</text:span><text:span text:style-name="T25_10"><text:s/></text:span><text:span text:style-name="T25_11">focused</text:span><text:span text:style-name="T25_12"><text:s/></text:span><text:span text:style-name="T25_13">on</text:span><text:span text:style-name="T25_14"><text:s/></text:span><text:span text:style-name="T25_15">adding</text:span><text:span text:style-name="T25_16"><text:s/></text:span><text:span text:style-name="T25_17">value</text:span><text:span text:style-name="T25_18"><text:s/>–<text:s/></text:span><text:span text:style-name="T25_19">give</text:span><text:span text:style-name="T25_20"><text:s/></text:span><text:span text:style-name="T25_21">people</text:span><text:span text:style-name="T25_22"><text:s/></text:span><text:span text:style-name="T25_23">space</text:span><text:span text:style-name="T25_24"><text:s/></text:span><text:span text:style-name="T25_25">to</text:span><text:span text:style-name="T25_26"><text:s/></text:span><text:span text:style-name="T25_27">think</text:span><text:span text:style-name="T25_28"><text:s/></text:span><text:span text:style-name="T25_29">creatively</text:span><text:span text:style-name="T25_30"><text:s/></text:span></text:p>
        </text:list-item>
      </text:list>
      <text:p text:style-name="P26"><text:span text:style-name="T26_1">        </text:span></text:p>
      <text:p text:style-name="P27"><text:span text:style-name="T27_1">        </text:span></text:p>
      <text:p text:style-name="P28"><text:span text:style-name="T28_1">Making</text:span><text:span text:style-name="T28_2"><text:s/></text:span><text:span text:style-name="T28_3">Effective</text:span><text:span text:style-name="T28_4"><text:s/></text:span><text:span text:style-name="T28_5">Decisions</text:span></text:p>
      <text:p text:style-name="P29"/>
      <text:p text:style-name="P30"><text:span text:style-name="T30_1">Essential</text:span></text:p>
      <text:p text:style-name="P31"/>
      <text:list text:style-name="LS3" xml:id="list12">
        <text:list-item>
          <text:p text:style-name="P32"><text:span text:style-name="T32_1">Analyse</text:span><text:span text:style-name="T32_2"><text:s/></text:span><text:span text:style-name="T32_3">and</text:span><text:span text:style-name="T32_4"><text:s/></text:span><text:span text:style-name="T32_5">evaluate</text:span><text:span text:style-name="T32_6"><text:s/></text:span><text:span text:style-name="T32_7">pros</text:span><text:span text:style-name="T32_8"><text:s/></text:span><text:span text:style-name="T32_9">and</text:span><text:span text:style-name="T32_10"><text:s/></text:span><text:span text:style-name="T32_11">cons</text:span><text:span text:style-name="T32_12"><text:s/></text:span><text:span text:style-name="T32_13">and</text:span><text:span text:style-name="T32_14"><text:s/></text:span><text:span text:style-name="T32_15">identify</text:span><text:span text:style-name="T32_16"><text:s/></text:span><text:span text:style-name="T32_17">risks</text:span><text:span text:style-name="T32_18"><text:s/></text:span><text:span text:style-name="T32_19">in</text:span><text:span text:style-name="T32_20"><text:s/></text:span><text:span text:style-name="T32_21">order</text:span><text:span text:style-name="T32_22"><text:s/></text:span><text:span text:style-name="T32_23">to</text:span><text:span text:style-name="T32_24"><text:s/></text:span><text:span text:style-name="T32_25">make</text:span><text:span text:style-name="T32_26"><text:s/></text:span><text:span text:style-name="T32_27">decisions</text:span><text:span text:style-name="T32_28"><text:s/></text:span><text:span text:style-name="T32_29">that</text:span><text:span text:style-name="T32_30"><text:s/></text:span><text:span text:style-name="T32_31">take</text:span><text:span text:style-name="T32_32"><text:s/></text:span><text:span text:style-name="T32_33">account</text:span><text:span text:style-name="T32_34"><text:s/></text:span><text:span text:style-name="T32_35">of</text:span><text:span text:style-name="T32_36"><text:s/></text:span><text:span text:style-name="T32_37">the</text:span><text:span text:style-name="T32_38"><text:s/></text:span><text:span text:style-name="T32_39">wider</text:span><text:span text:style-name="T32_40"><text:s/></text:span><text:span text:style-name="T32_41">context</text:span><text:span text:style-name="T32_42">,<text:s/></text:span><text:span text:style-name="T32_43">including</text:span><text:span text:style-name="T32_44"><text:s/></text:span><text:span text:style-name="T32_45">diversity</text:span><text:span text:style-name="T32_46"><text:s/></text:span><text:span text:style-name="T32_47">and</text:span><text:span text:style-name="T32_48"><text:s/></text:span><text:span text:style-name="T32_49">sustainability</text:span></text:p>
        </text:list-item>
        <text:list-item>
          <text:p text:style-name="P33"><text:span text:style-name="T33_1">Identify</text:span><text:span text:style-name="T33_2"><text:s/></text:span><text:span text:style-name="T33_3">the</text:span><text:span text:style-name="T33_4"><text:s/></text:span><text:span text:style-name="T33_5">main</text:span><text:span text:style-name="T33_6"><text:s/></text:span><text:span text:style-name="T33_7">issues</text:span><text:span text:style-name="T33_8"><text:s/></text:span><text:span text:style-name="T33_9">in</text:span><text:span text:style-name="T33_10"><text:s/></text:span><text:span text:style-name="T33_11">complex</text:span><text:span text:style-name="T33_12"><text:s/></text:span><text:span text:style-name="T33_13">problems</text:span><text:span text:style-name="T33_14">,<text:s/></text:span><text:span text:style-name="T33_15">clarify</text:span><text:span text:style-name="T33_16"><text:s/></text:span><text:span text:style-name="T33_17">understanding</text:span><text:span text:style-name="T33_18"><text:s/></text:span><text:span text:style-name="T33_19">or</text:span><text:span text:style-name="T33_20"><text:s/></text:span><text:span text:style-name="T33_21">stakeholder</text:span><text:span text:style-name="T33_22"><text:s/></text:span><text:span text:style-name="T33_23">expectations</text:span><text:span text:style-name="T33_24">,<text:s/></text:span><text:span text:style-name="T33_25">to</text:span><text:span text:style-name="T33_26"><text:s/></text:span><text:span text:style-name="T33_27">seek</text:span><text:span text:style-name="T33_28"><text:s/></text:span><text:span text:style-name="T33_29">best</text:span><text:span text:style-name="T33_30"><text:s/></text:span><text:span text:style-name="T33_31">option</text:span></text:p>
        </text:list-item>
        <text:list-item>
          <text:p text:style-name="P34"><text:span text:style-name="T34_1">Make</text:span><text:span text:style-name="T34_2"><text:s/></text:span><text:span text:style-name="T34_3">difficult</text:span><text:span text:style-name="T34_4"><text:s/></text:span><text:span text:style-name="T34_5">decisions</text:span><text:span text:style-name="T34_6"><text:s/></text:span><text:span text:style-name="T34_7">by</text:span><text:span text:style-name="T34_8"><text:s/></text:span><text:span text:style-name="T34_9">pragmatically</text:span><text:span text:style-name="T34_10"><text:s/></text:span><text:span text:style-name="T34_11">weighing</text:span><text:span text:style-name="T34_12"><text:s/></text:span><text:span text:style-name="T34_13">the</text:span><text:span text:style-name="T34_14"><text:s/></text:span><text:span text:style-name="T34_15">complexities</text:span><text:span text:style-name="T34_16"><text:s/></text:span><text:span text:style-name="T34_17">involved</text:span><text:span text:style-name="T34_18"><text:s/></text:span><text:span text:style-name="T34_19">against</text:span><text:span text:style-name="T34_20"><text:s/></text:span><text:span text:style-name="T34_21">the</text:span><text:span text:style-name="T34_22"><text:s/></text:span><text:span text:style-name="T34_23">need</text:span><text:span text:style-name="T34_24"><text:s/></text:span><text:span text:style-name="T34_25">to</text:span><text:span text:style-name="T34_26"><text:s/></text:span><text:span text:style-name="T34_27">act</text:span></text:p>
        </text:list-item>
        <text:list-item>
          <text:p text:style-name="P35"><text:span text:style-name="T35_1">Push</text:span><text:span text:style-name="T35_2"><text:s/></text:span><text:span text:style-name="T35_3">decision</text:span><text:span text:style-name="T35_4"><text:s/></text:span><text:span text:style-name="T35_5">making</text:span><text:span text:style-name="T35_6"><text:s/></text:span><text:span text:style-name="T35_7">to</text:span><text:span text:style-name="T35_8"><text:s/></text:span><text:span text:style-name="T35_9">the</text:span><text:span text:style-name="T35_10"><text:s/></text:span><text:span text:style-name="T35_11">right</text:span><text:span text:style-name="T35_12"><text:s/></text:span><text:span text:style-name="T35_13">level</text:span><text:span text:style-name="T35_14"><text:s/></text:span><text:span text:style-name="T35_15">within</text:span><text:span text:style-name="T35_16"><text:s/></text:span><text:span text:style-name="T35_17">their</text:span><text:span text:style-name="T35_18"><text:s/></text:span><text:span text:style-name="T35_19">teams</text:span><text:span text:style-name="T35_20">,<text:s/></text:span><text:span text:style-name="T35_21">not</text:span><text:span text:style-name="T35_22"><text:s/></text:span><text:span text:style-name="T35_23">allow</text:span><text:span text:style-name="T35_24"><text:s/></text:span><text:span text:style-name="T35_25">unnecessary</text:span><text:span text:style-name="T35_26"><text:s/></text:span><text:span text:style-name="T35_27">bureaucracy</text:span><text:span text:style-name="T35_28"><text:s/></text:span><text:span text:style-name="T35_29">and</text:span><text:span text:style-name="T35_30"><text:s/></text:span><text:span text:style-name="T35_31">structure</text:span><text:span text:style-name="T35_32"><text:s/></text:span><text:span text:style-name="T35_33">to</text:span><text:span text:style-name="T35_34"><text:s/></text:span><text:span text:style-name="T35_35">suppress</text:span><text:span text:style-name="T35_36"><text:s/></text:span><text:span text:style-name="T35_37">innovation</text:span><text:span text:style-name="T35_38"><text:s/></text:span><text:span text:style-name="T35_39">and</text:span><text:span text:style-name="T35_40"><text:s/></text:span><text:span text:style-name="T35_41">delivery</text:span></text:p>
        </text:list-item>
      </text:list>
      <text:p text:style-name="P36"/>
      <text:p text:style-name="P37"><text:span text:style-name="T37_1"><text:line-break/></text:span><text:span text:style-name="T37_2">DELIVERING</text:span><text:span text:style-name="T37_3"><text:s/></text:span><text:span text:style-name="T37_4">RESULTS</text:span><text:span text:style-name="T37_5"><text:line-break/></text:span></text:p>
      <text:p text:style-name="P38"><text:span text:style-name="T38_1">Managing</text:span><text:span text:style-name="T38_2"><text:s/></text:span><text:span text:style-name="T38_3">a</text:span><text:span text:style-name="T38_4"><text:s/></text:span><text:span text:style-name="T38_5">Quality</text:span><text:span text:style-name="T38_6"><text:s/></text:span><text:span text:style-name="T38_7">Service</text:span></text:p>
      <text:p text:style-name="P39"/>
      <text:p text:style-name="P40"><text:span text:style-name="T40_1">Essential</text:span><text:span text:style-name="T40_2">     </text:span></text:p>
      <text:list text:style-name="LS4" xml:id="list16">
        <text:list-item>
          <text:p text:style-name="P41"><text:span text:style-name="T41_1">Make</text:span><text:span text:style-name="T41_2"><text:s/></text:span><text:span text:style-name="T41_3">clear</text:span><text:span text:style-name="T41_4">,<text:s/></text:span><text:span text:style-name="T41_5">pragmatic</text:span><text:span text:style-name="T41_6"><text:s/></text:span><text:span text:style-name="T41_7">and</text:span><text:span text:style-name="T41_8"><text:s/></text:span><text:span text:style-name="T41_9">manageable</text:span><text:span text:style-name="T41_10"><text:s/></text:span><text:span text:style-name="T41_11">plans</text:span><text:span text:style-name="T41_12"><text:s/></text:span><text:span text:style-name="T41_13">for</text:span><text:span text:style-name="T41_14"><text:s/></text:span><text:span text:style-name="T41_15">service</text:span><text:span text:style-name="T41_16"><text:s/></text:span><text:span text:style-name="T41_17">delivery</text:span><text:span text:style-name="T41_18"><text:s/></text:span><text:span text:style-name="T41_19">using</text:span><text:span text:style-name="T41_20"><text:s/></text:span><text:span text:style-name="T41_21">programme</text:span><text:span text:style-name="T41_22"><text:s/></text:span><text:span text:style-name="T41_23">and</text:span><text:span text:style-name="T41_24"><text:s/></text:span><text:span text:style-name="T41_25">project</text:span><text:span text:style-name="T41_26"><text:s/></text:span><text:span text:style-name="T41_27">management</text:span><text:span text:style-name="T41_28"><text:s/></text:span><text:span text:style-name="T41_29">disciplines</text:span><text:span text:style-name="T41_30"><text:s/></text:span></text:p>
        </text:list-item>
        <text:list-item>
          <text:p text:style-name="P42"><text:span text:style-name="T42_1">Exemplify</text:span><text:span text:style-name="T42_2"><text:s/></text:span><text:span text:style-name="T42_3">positive</text:span><text:span text:style-name="T42_4"><text:s/></text:span><text:span text:style-name="T42_5">customer</text:span><text:span text:style-name="T42_6"><text:s/></text:span><text:span text:style-name="T42_7">service</text:span><text:span text:style-name="T42_8"><text:s/></text:span><text:span text:style-name="T42_9">behaviours</text:span><text:span text:style-name="T42_10"><text:s/></text:span><text:span text:style-name="T42_11">and</text:span><text:span text:style-name="T42_12"><text:s/></text:span><text:span text:style-name="T42_13">promote</text:span><text:span text:style-name="T42_14"><text:s/></text:span><text:span text:style-name="T42_15">a</text:span><text:span text:style-name="T42_16"><text:s/></text:span><text:span text:style-name="T42_17">culture</text:span><text:span text:style-name="T42_18"><text:s/></text:span><text:span text:style-name="T42_19">focused</text:span><text:span text:style-name="T42_20"><text:s/></text:span><text:span text:style-name="T42_21">on</text:span><text:span text:style-name="T42_22"><text:s/></text:span><text:span text:style-name="T42_23">ensuring</text:span><text:span text:style-name="T42_24"><text:s/></text:span><text:span text:style-name="T42_25">customer</text:span><text:span text:style-name="T42_26"><text:s/></text:span><text:span text:style-name="T42_27">needs</text:span><text:span text:style-name="T42_28"><text:s/></text:span><text:span text:style-name="T42_29">are</text:span><text:span text:style-name="T42_30"><text:s/></text:span><text:span text:style-name="T42_31">met</text:span></text:p>
        </text:list-item>
        <text:list-item>
          <text:p text:style-name="P43"><text:span text:style-name="T43_1">Establish</text:span><text:span text:style-name="T43_2"><text:s/></text:span><text:span text:style-name="T43_3">how</text:span><text:span text:style-name="T43_4"><text:s/></text:span><text:span text:style-name="T43_5">the</text:span><text:span text:style-name="T43_6"><text:s/></text:span><text:span text:style-name="T43_7">business</text:span><text:span text:style-name="T43_8"><text:s/></text:span><text:span text:style-name="T43_9">area</text:span><text:span text:style-name="T43_10"><text:s/></text:span><text:span text:style-name="T43_11">compares</text:span><text:span text:style-name="T43_12"><text:s/></text:span><text:span text:style-name="T43_13">to</text:span><text:span text:style-name="T43_14"><text:s/></text:span><text:span text:style-name="T43_15">customer</text:span><text:span text:style-name="T43_16"><text:s/></text:span><text:span text:style-name="T43_17">service</text:span><text:span text:style-name="T43_18"><text:s/></text:span><text:span text:style-name="T43_19">expectations</text:span><text:span text:style-name="T43_20"><text:s/></text:span><text:span text:style-name="T43_21">and</text:span><text:span text:style-name="T43_22"><text:s/></text:span><text:span text:style-name="T43_23">industry</text:span><text:span text:style-name="T43_24"><text:s/></text:span><text:span text:style-name="T43_25">best</text:span><text:span text:style-name="T43_26"><text:s/></text:span><text:span text:style-name="T43_27">practice</text:span><text:span text:style-name="T43_28"><text:s/></text:span><text:span text:style-name="T43_29">and</text:span><text:span text:style-name="T43_30"><text:s/></text:span><text:span text:style-name="T43_31">identify</text:span><text:span text:style-name="T43_32"><text:s/></text:span><text:span text:style-name="T43_33">necessary</text:span><text:span text:style-name="T43_34"><text:s/></text:span><text:span text:style-name="T43_35">improvements</text:span><text:span text:style-name="T43_36"><text:s/></text:span><text:span text:style-name="T43_37">in</text:span><text:span text:style-name="T43_38"><text:s/></text:span><text:span text:style-name="T43_39">plans</text:span></text:p>
        </text:list-item>
      </text:list>
      <text:p text:style-name="P44"/>
      <text:p text:style-name="P45"/>
      <text:p text:style-name="P46"><text:span text:style-name="T46_1">Delivering</text:span><text:span text:style-name="T46_2"><text:s/></text:span><text:span text:style-name="T46_3">at</text:span><text:span text:style-name="T46_4"><text:s/></text:span><text:span text:style-name="T46_5">Pace</text:span></text:p>
      <text:p text:style-name="P47"/>
      <text:p text:style-name="P48"><text:span text:style-name="T48_1">Essential</text:span></text:p>
      <text:list text:style-name="LS5" xml:id="list19">
        <text:list-item>
          <text:p text:style-name="P49"><text:span text:style-name="T49_1">Get</text:span><text:span text:style-name="T49_2"><text:s/></text:span><text:span text:style-name="T49_3">the</text:span><text:span text:style-name="T49_4"><text:s/></text:span><text:span text:style-name="T49_5">best</text:span><text:span text:style-name="T49_6"><text:s/></text:span><text:span text:style-name="T49_7">out</text:span><text:span text:style-name="T49_8"><text:s/></text:span><text:span text:style-name="T49_9">of</text:span><text:span text:style-name="T49_10"><text:s/></text:span><text:span text:style-name="T49_11">people</text:span><text:span text:style-name="T49_12"><text:s/></text:span><text:span text:style-name="T49_13">by</text:span><text:span text:style-name="T49_14"><text:s/></text:span><text:span text:style-name="T49_15">giving</text:span><text:span text:style-name="T49_16"><text:s/></text:span><text:span text:style-name="T49_17">enthusiastic</text:span><text:span text:style-name="T49_18"><text:s/></text:span><text:span text:style-name="T49_19">and</text:span><text:span text:style-name="T49_20"><text:s/></text:span><text:span text:style-name="T49_21">encouraging</text:span><text:span text:style-name="T49_22"><text:s/></text:span><text:span text:style-name="T49_23">messages</text:span><text:span text:style-name="T49_24"><text:s/></text:span><text:span text:style-name="T49_25">about</text:span><text:span text:style-name="T49_26"><text:s/></text:span><text:span text:style-name="T49_27">priorities</text:span><text:span text:style-name="T49_28">,<text:s/></text:span><text:span text:style-name="T49_29">objectives</text:span><text:span text:style-name="T49_30"><text:s/></text:span><text:span text:style-name="T49_31">and</text:span><text:span text:style-name="T49_32"><text:s/></text:span><text:span text:style-name="T49_33">expectations</text:span></text:p>
        </text:list-item>
        <text:list-item>
          <text:p text:style-name="P50"><text:span text:style-name="T50_1">Adopt</text:span><text:span text:style-name="T50_2"><text:s/></text:span><text:span text:style-name="T50_3">clear</text:span><text:span text:style-name="T50_4"><text:s/></text:span><text:span text:style-name="T50_5">processes</text:span><text:span text:style-name="T50_6"><text:s/></text:span><text:span text:style-name="T50_7">for</text:span><text:span text:style-name="T50_8"><text:s/></text:span><text:span text:style-name="T50_9">managing</text:span><text:span text:style-name="T50_10"><text:s/></text:span><text:span text:style-name="T50_11">at</text:span><text:span text:style-name="T50_12"><text:s/></text:span><text:span text:style-name="T50_13">all</text:span><text:span text:style-name="T50_14"><text:s/></text:span><text:span text:style-name="T50_15">levels</text:span></text:p>
        </text:list-item>
        <text:list-item>
          <text:p text:style-name="P51"><text:span text:style-name="T51_1">Review</text:span><text:span text:style-name="T51_2">,<text:s/></text:span><text:span text:style-name="T51_3">challenge</text:span><text:span text:style-name="T51_4"><text:s/></text:span><text:span text:style-name="T51_5">and</text:span><text:span text:style-name="T51_6"><text:s/></text:span><text:span text:style-name="T51_7">adjust</text:span><text:span text:style-name="T51_8"><text:s/></text:span><text:span text:style-name="T51_9">performance</text:span><text:span text:style-name="T51_10"><text:s/></text:span><text:span text:style-name="T51_11">levels</text:span><text:span text:style-name="T51_12"><text:s/></text:span><text:span text:style-name="T51_13">to</text:span><text:span text:style-name="T51_14"><text:s/></text:span><text:span text:style-name="T51_15">ensure</text:span><text:span text:style-name="T51_16"><text:s/></text:span><text:span text:style-name="T51_17">quality</text:span><text:span text:style-name="T51_18"><text:s/></text:span><text:span text:style-name="T51_19">outcomes</text:span><text:span text:style-name="T51_20"><text:s/></text:span><text:span text:style-name="T51_21">are</text:span><text:span text:style-name="T51_22"><text:s/></text:span><text:span text:style-name="T51_23">delivered</text:span><text:span text:style-name="T51_24"><text:s/></text:span><text:span text:style-name="T51_25">on</text:span><text:span text:style-name="T51_26"><text:s/></text:span><text:span text:style-name="T51_27">time</text:span><text:span text:style-name="T51_28"><text:s/></text:span><text:span text:style-name="T51_29">rewarding</text:span><text:span text:style-name="T51_30"><text:s/></text:span><text:span text:style-name="T51_31">success</text:span></text:p>
        </text:list-item>
        <text:list-item>
          <text:p text:style-name="P52"><text:span text:style-name="T52_1">Maintain</text:span><text:span text:style-name="T52_2"><text:s/></text:span><text:span text:style-name="T52_3">effective</text:span><text:span text:style-name="T52_4"><text:s/></text:span><text:span text:style-name="T52_5">performance</text:span><text:span text:style-name="T52_6"><text:s/></text:span><text:span text:style-name="T52_7">in</text:span><text:span text:style-name="T52_8"><text:s/></text:span><text:span text:style-name="T52_9">difficult</text:span><text:span text:style-name="T52_10"><text:s/></text:span><text:span text:style-name="T52_11">and</text:span><text:span text:style-name="T52_12"><text:s/></text:span><text:span text:style-name="T52_13">challenging</text:span><text:span text:style-name="T52_14"><text:s/></text:span><text:span text:style-name="T52_15">circumstances</text:span><text:span text:style-name="T52_16">,<text:s/></text:span><text:span text:style-name="T52_17">encouraging</text:span><text:span text:style-name="T52_18"><text:s/></text:span><text:span text:style-name="T52_19">others</text:span><text:span text:style-name="T52_20"><text:s/></text:span><text:span text:style-name="T52_21">to</text:span><text:span text:style-name="T52_22"><text:s/></text:span><text:span text:style-name="T52_23">do</text:span><text:span text:style-name="T52_24"><text:s/></text:span><text:span text:style-name="T52_25">the</text:span><text:span text:style-name="T52_26"><text:s/></text:span><text:span text:style-name="T52_27">same</text:span></text:p>
        </text:list-item>
      </text:list>
      <text:p text:style-name="P53"><text:span text:style-name="T53_1">                </text:span></text:p>
      <text:p text:style-name="P54"><text:span text:style-name="T54_1">ENGAGING</text:span><text:span text:style-name="T54_2"><text:s/></text:span><text:span text:style-name="T54_3">PEOPLE</text:span><text:span text:style-name="T54_4"><text:line-break/></text:span></text:p>
      <text:p text:style-name="P55"><text:span text:style-name="T55_1">Leading</text:span><text:span text:style-name="T55_2"><text:s/></text:span><text:span text:style-name="T55_3">and</text:span><text:span text:style-name="T55_4"><text:s/></text:span><text:span text:style-name="T55_5">Communicating</text:span></text:p>
      <text:p text:style-name="P56"/>
      <text:p text:style-name="P57"><text:span text:style-name="T57_1">Essential</text:span></text:p>
      <text:list text:style-name="LS6" xml:id="list23">
        <text:list-item>
          <text:p text:style-name="P58"><text:span text:style-name="T58_1">Be</text:span><text:span text:style-name="T58_2"><text:s/></text:span><text:span text:style-name="T58_3">visible</text:span><text:span text:style-name="T58_4"><text:s/></text:span><text:span text:style-name="T58_5">to</text:span><text:span text:style-name="T58_6"><text:s/></text:span><text:span text:style-name="T58_7">staff</text:span><text:span text:style-name="T58_8"><text:s/></text:span><text:span text:style-name="T58_9">and</text:span><text:span text:style-name="T58_10"><text:s/></text:span><text:span text:style-name="T58_11">stakeholders</text:span><text:span text:style-name="T58_12"><text:s/></text:span><text:span text:style-name="T58_13">and</text:span><text:span text:style-name="T58_14"><text:s/></text:span><text:span text:style-name="T58_15">regularly</text:span><text:span text:style-name="T58_16"><text:s/></text:span><text:span text:style-name="T58_17">undertake</text:span><text:span text:style-name="T58_18"><text:s/></text:span><text:span text:style-name="T58_19">activities</text:span><text:span text:style-name="T58_20"><text:s/></text:span><text:span text:style-name="T58_21">to</text:span><text:span text:style-name="T58_22"><text:s/></text:span><text:span text:style-name="T58_23">engage</text:span><text:span text:style-name="T58_24"><text:s/></text:span><text:span text:style-name="T58_25">and</text:span><text:span text:style-name="T58_26"><text:s/></text:span><text:span text:style-name="T58_27">build</text:span><text:span text:style-name="T58_28"><text:s/></text:span><text:span text:style-name="T58_29">trust</text:span><text:span text:style-name="T58_30"><text:s/></text:span><text:span text:style-name="T58_31">with</text:span><text:span text:style-name="T58_32"><text:s/></text:span><text:span text:style-name="T58_33">people</text:span><text:span text:style-name="T58_34"><text:s/></text:span><text:span text:style-name="T58_35">involved</text:span><text:span text:style-name="T58_36"><text:s/></text:span><text:span text:style-name="T58_37">in</text:span><text:span text:style-name="T58_38"><text:s/></text:span><text:span text:style-name="T58_39">area</text:span><text:span text:style-name="T58_40"><text:s/></text:span><text:span text:style-name="T58_41">of</text:span><text:span text:style-name="T58_42"><text:s/></text:span><text:span text:style-name="T58_43">work</text:span><text:span text:style-name="T58_44"><text:s/></text:span></text:p>
        </text:list-item>
        <text:list-item>
          <text:p text:style-name="P59"><text:span text:style-name="T59_1">Confidently</text:span><text:span text:style-name="T59_2"><text:s/></text:span><text:span text:style-name="T59_3">engage</text:span><text:span text:style-name="T59_4"><text:s/></text:span><text:span text:style-name="T59_5">with</text:span><text:span text:style-name="T59_6"><text:s/></text:span><text:span text:style-name="T59_7">stakeholders</text:span><text:span text:style-name="T59_8"><text:s/></text:span><text:span text:style-name="T59_9">and</text:span><text:span text:style-name="T59_10"><text:s/></text:span><text:span text:style-name="T59_11">colleagues</text:span><text:span text:style-name="T59_12"><text:s/></text:span><text:span text:style-name="T59_13">at</text:span><text:span text:style-name="T59_14"><text:s/></text:span><text:span text:style-name="T59_15">all</text:span><text:span text:style-name="T59_16"><text:s/></text:span><text:span text:style-name="T59_17">levels</text:span><text:span text:style-name="T59_18"><text:s/></text:span><text:span text:style-name="T59_19">to</text:span><text:span text:style-name="T59_20"><text:s/></text:span><text:span text:style-name="T59_21">generate</text:span><text:span text:style-name="T59_22"><text:s/></text:span><text:span text:style-name="T59_23">commitment</text:span><text:span text:style-name="T59_24"><text:s/></text:span><text:span text:style-name="T59_25">to</text:span><text:span text:style-name="T59_26"><text:s/></text:span><text:span text:style-name="T59_27">goals</text:span><text:span text:style-name="T59_28"><text:s/></text:span></text:p>
        </text:list-item>
        <text:list-item>
          <text:p text:style-name="P60"><text:span text:style-name="T60_1">Clarify</text:span><text:span text:style-name="T60_2"><text:s/></text:span><text:span text:style-name="T60_3">strategies</text:span><text:span text:style-name="T60_4"><text:s/></text:span><text:span text:style-name="T60_5">and</text:span><text:span text:style-name="T60_6"><text:s/></text:span><text:span text:style-name="T60_7">plans</text:span><text:span text:style-name="T60_8">.<text:s/></text:span><text:span text:style-name="T60_9">giving</text:span><text:span text:style-name="T60_10"><text:s/></text:span><text:span text:style-name="T60_11">clear</text:span><text:span text:style-name="T60_12"><text:s/></text:span><text:span text:style-name="T60_13">sense</text:span><text:span text:style-name="T60_14"><text:s/></text:span><text:span text:style-name="T60_15">of</text:span><text:span text:style-name="T60_16"><text:s/></text:span><text:span text:style-name="T60_17">direction</text:span><text:span text:style-name="T60_18"><text:s/></text:span><text:span text:style-name="T60_19">and</text:span><text:span text:style-name="T60_20"><text:s/></text:span><text:span text:style-name="T60_21">purpose</text:span><text:span text:style-name="T60_22"><text:s/></text:span><text:span text:style-name="T60_23">for</text:span><text:span text:style-name="T60_24"><text:s/></text:span><text:span text:style-name="T60_25">self</text:span><text:span text:style-name="T60_26"><text:s/></text:span><text:span text:style-name="T60_27">and</text:span><text:span text:style-name="T60_28"><text:s/></text:span><text:span text:style-name="T60_29">team</text:span></text:p>
        </text:list-item>
      </text:list>
      <text:p text:style-name="P61"/>
      <text:p text:style-name="P62"/>
      <text:p text:style-name="P63"><text:span text:style-name="T63_1">Collaborating</text:span><text:span text:style-name="T63_2"><text:s/></text:span><text:span text:style-name="T63_3">and</text:span><text:span text:style-name="T63_4"><text:s/></text:span><text:span text:style-name="T63_5">Partnering</text:span></text:p>
      <text:p text:style-name="P64"/>
      <text:p text:style-name="P65"><text:span text:style-name="T65_1">Essential</text:span></text:p>
      <text:list text:style-name="LS7" xml:id="list26">
        <text:list-item>
          <text:p text:style-name="P66"><text:span text:style-name="T66_1">Actively</text:span><text:span text:style-name="T66_2"><text:s/></text:span><text:span text:style-name="T66_3">build</text:span><text:span text:style-name="T66_4"><text:s/></text:span><text:span text:style-name="T66_5">and</text:span><text:span text:style-name="T66_6"><text:s/></text:span><text:span text:style-name="T66_7">maintain</text:span><text:span text:style-name="T66_8"><text:s/></text:span><text:span text:style-name="T66_9">a</text:span><text:span text:style-name="T66_10"><text:s/></text:span><text:span text:style-name="T66_11">network</text:span><text:span text:style-name="T66_12"><text:s/></text:span><text:span text:style-name="T66_13">of</text:span><text:span text:style-name="T66_14"><text:s/></text:span><text:span text:style-name="T66_15">colleagues</text:span><text:span text:style-name="T66_16"><text:s/></text:span><text:span text:style-name="T66_17">and</text:span><text:span text:style-name="T66_18"><text:s/></text:span><text:span text:style-name="T66_19">contacts</text:span><text:span text:style-name="T66_20"><text:s/></text:span><text:span text:style-name="T66_21">to</text:span><text:span text:style-name="T66_22"><text:s/></text:span><text:span text:style-name="T66_23">achieve</text:span><text:span text:style-name="T66_24"><text:s/></text:span><text:span text:style-name="T66_25">progress</text:span><text:span text:style-name="T66_26"><text:s/></text:span><text:span text:style-name="T66_27">on</text:span><text:span text:style-name="T66_28"><text:s/></text:span><text:span text:style-name="T66_29">objectives</text:span><text:span text:style-name="T66_30"><text:s/></text:span><text:span text:style-name="T66_31">and</text:span><text:span text:style-name="T66_32"><text:s/></text:span><text:span text:style-name="T66_33">shared</text:span><text:span text:style-name="T66_34"><text:s/></text:span><text:span text:style-name="T66_35">interests</text:span><text:span text:style-name="T66_36"><text:s/></text:span></text:p>
        </text:list-item>
        <text:list-item>
          <text:p text:style-name="P67"><text:span text:style-name="T67_1">Encourage</text:span><text:span text:style-name="T67_2"><text:s/></text:span><text:span text:style-name="T67_3">contributions</text:span><text:span text:style-name="T67_4"><text:s/></text:span><text:span text:style-name="T67_5">and</text:span><text:span text:style-name="T67_6"><text:s/></text:span><text:span text:style-name="T67_7">involvement</text:span><text:span text:style-name="T67_8"><text:s/></text:span><text:span text:style-name="T67_9">from</text:span><text:span text:style-name="T67_10"><text:s/></text:span><text:span text:style-name="T67_11">a</text:span><text:span text:style-name="T67_12"><text:s/></text:span><text:span text:style-name="T67_13">broad</text:span><text:span text:style-name="T67_14"><text:s/></text:span><text:span text:style-name="T67_15">and</text:span><text:span text:style-name="T67_16"><text:s/></text:span><text:span text:style-name="T67_17">diverse</text:span><text:span text:style-name="T67_18"><text:s/></text:span><text:span text:style-name="T67_19">range</text:span><text:span text:style-name="T67_20"><text:s/></text:span><text:span text:style-name="T67_21">of</text:span><text:span text:style-name="T67_22"><text:s/></text:span><text:span text:style-name="T67_23">staff</text:span><text:span text:style-name="T67_24"><text:s/></text:span><text:span text:style-name="T67_25">by</text:span><text:span text:style-name="T67_26"><text:s/></text:span><text:span text:style-name="T67_27">being</text:span><text:span text:style-name="T67_28"><text:s/></text:span><text:span text:style-name="T67_29">visible</text:span><text:span text:style-name="T67_30"><text:s/></text:span><text:span text:style-name="T67_31">and</text:span><text:span text:style-name="T67_32"><text:s/></text:span><text:span text:style-name="T67_33">accessible</text:span><text:span text:style-name="T67_34"><text:s/></text:span></text:p>
        </text:list-item>
        <text:list-item>
          <text:p text:style-name="P68"><text:span text:style-name="T68_1">Effectively</text:span><text:span text:style-name="T68_2"><text:s/></text:span><text:span text:style-name="T68_3">manage</text:span><text:span text:style-name="T68_4"><text:s/></text:span><text:span text:style-name="T68_5">team</text:span><text:span text:style-name="T68_6"><text:s/></text:span><text:span text:style-name="T68_7">dynamics</text:span><text:span text:style-name="T68_8"><text:s/></text:span><text:span text:style-name="T68_9">when</text:span><text:span text:style-name="T68_10"><text:s/></text:span><text:span text:style-name="T68_11">working</text:span><text:span text:style-name="T68_12"><text:s/></text:span><text:span text:style-name="T68_13">across</text:span><text:span text:style-name="T68_14"><text:s/></text:span><text:span text:style-name="T68_15">Departmental</text:span><text:span text:style-name="T68_16"><text:s/></text:span><text:span text:style-name="T68_17">and</text:span><text:span text:style-name="T68_18"><text:s/></text:span><text:span text:style-name="T68_19">other</text:span><text:span text:style-name="T68_20"><text:s/></text:span><text:span text:style-name="T68_21">boundaries</text:span></text:p>
        </text:list-item>
        <text:list-item>
          <text:p text:style-name="P69"><text:span text:style-name="T69_1">Seek</text:span><text:span text:style-name="T69_2"><text:s/></text:span><text:span text:style-name="T69_3">constructive</text:span><text:span text:style-name="T69_4"><text:s/></text:span><text:span text:style-name="T69_5">outcomes</text:span><text:span text:style-name="T69_6"><text:s/></text:span><text:span text:style-name="T69_7">in</text:span><text:span text:style-name="T69_8"><text:s/></text:span><text:span text:style-name="T69_9">discussions</text:span><text:span text:style-name="T69_10">,<text:s/></text:span><text:span text:style-name="T69_11">challenge</text:span><text:span text:style-name="T69_12"><text:s/></text:span><text:span text:style-name="T69_13">assumptions</text:span><text:span text:style-name="T69_14"><text:s/></text:span><text:span text:style-name="T69_15">but</text:span><text:span text:style-name="T69_16"><text:s/></text:span><text:span text:style-name="T69_17">remain</text:span><text:span text:style-name="T69_18"><text:s/></text:span><text:span text:style-name="T69_19">willing</text:span><text:span text:style-name="T69_20"><text:s/></text:span><text:span text:style-name="T69_21">to</text:span><text:span text:style-name="T69_22"><text:s/></text:span><text:span text:style-name="T69_23">compromise</text:span><text:span text:style-name="T69_24"><text:s/></text:span><text:span text:style-name="T69_25">when</text:span><text:span text:style-name="T69_26"><text:s/></text:span><text:span text:style-name="T69_27">it</text:span><text:span text:style-name="T69_28"><text:s/></text:span><text:span text:style-name="T69_29">is</text:span><text:span text:style-name="T69_30"><text:s/></text:span><text:span text:style-name="T69_31">beneficial</text:span><text:span text:style-name="T69_32"><text:s/></text:span><text:span text:style-name="T69_33">to</text:span><text:span text:style-name="T69_34"><text:s/></text:span><text:span text:style-name="T69_35">progress</text:span></text:p>
        </text:list-item>
      </text:list>
      <text:p text:style-name="P70"/>
      <text:p text:style-name="P71"><text:span text:style-name="T71_1">Specialist</text:span><text:span text:style-name="T71_2"><text:s/></text:span><text:span text:style-name="T71_3">skills</text:span><text:span text:style-name="T71_4"><text:s/></text:span><text:span text:style-name="T71_5">and</text:span><text:span text:style-name="T71_6"><text:s/></text:span><text:span text:style-name="T71_7">requirements</text:span></text:p>
      <text:p text:style-name="P72"/>
      <text:p text:style-name="P73"><text:span text:style-name="T73_1">Essential</text:span></text:p>
      <text:list text:style-name="LS8" xml:id="list30">
        <text:list-item>
          <text:p text:style-name="P74"><text:span text:style-name="T74_1">Demonstrable</text:span><text:span text:style-name="T74_2"><text:s/></text:span><text:span text:style-name="T74_3">experience</text:span><text:span text:style-name="T74_4"><text:s/></text:span><text:span text:style-name="T74_5">of</text:span><text:span text:style-name="T74_6"><text:s/></text:span><text:span text:style-name="T74_7">working</text:span><text:span text:style-name="T74_8"><text:s/></text:span><text:span text:style-name="T74_9">within</text:span><text:span text:style-name="T74_10"><text:s/></text:span><text:span text:style-name="T74_11">and</text:span><text:span text:style-name="T74_12"><text:s/></text:span><text:span text:style-name="T74_13">building</text:span><text:span text:style-name="T74_14"><text:s/></text:span><text:span text:style-name="T74_15">teams</text:span><text:span text:style-name="T74_16"><text:s/></text:span><text:span text:style-name="T74_17">based</text:span><text:span text:style-name="T74_18"><text:s/></text:span><text:span text:style-name="T74_19">on</text:span><text:span text:style-name="T74_20"><text:s/></text:span><text:span text:style-name="T74_21">agile</text:span><text:span text:style-name="T74_22"><text:s/></text:span><text:span text:style-name="T74_23">or</text:span><text:span text:style-name="T74_24"><text:s/></text:span><text:span text:style-name="T74_25">lean</text:span><text:span text:style-name="T74_26"><text:s/></text:span><text:span text:style-name="T74_27">project</text:span><text:span text:style-name="T74_28"><text:s/></text:span><text:span text:style-name="T74_29">management</text:span><text:span text:style-name="T74_30"><text:s/></text:span><text:span text:style-name="T74_31">methodologies</text:span><text:span text:style-name="T74_32">.</text:span></text:p>
        </text:list-item>
      </text:list>
      <text:p text:style-name="P75"/>
      <text:p text:style-name="P76"><text:span text:style-name="T76_1">Desirable</text:span></text:p>
      <text:list text:style-name="LS9" xml:id="list31">
        <text:list-item>
          <text:p text:style-name="P77"><text:span text:style-name="T77_1">Understanding</text:span><text:span text:style-name="T77_2"><text:s/></text:span><text:span text:style-name="T77_3">of</text:span><text:span text:style-name="T77_4"><text:s/></text:span><text:span text:style-name="T77_5">a</text:span><text:span text:style-name="T77_6"><text:s/></text:span><text:span text:style-name="T77_7">wide</text:span><text:span text:style-name="T77_8"><text:s/></text:span><text:span text:style-name="T77_9">range</text:span><text:span text:style-name="T77_10"><text:s/></text:span><text:span text:style-name="T77_11">of</text:span><text:span text:style-name="T77_12"><text:s/></text:span><text:span text:style-name="T77_13">programme</text:span><text:span text:style-name="T77_14"><text:s/>&amp;<text:s/></text:span><text:span text:style-name="T77_15">project</text:span><text:span text:style-name="T77_16"><text:s/></text:span><text:span text:style-name="T77_17">management</text:span><text:span text:style-name="T77_18"><text:s/></text:span><text:span text:style-name="T77_19">methodologies</text:span><text:span text:style-name="T77_20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00%" fo:margin-top="0.847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36pt" style:font-name-asian="Times New Roman" style:font-size-asian="36pt" style:font-name-complex="Times New Roman" style:font-size-complex="3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00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45cm" fo:padding-left="0cm" fo:margin-left="1.251cm" fo:padding-right="0cm" fo:margin-right="1.75cm"/>
      <style:header-style>
        <style:header-footer-properties fo:min-height="0.252cm" fo:margin-bottom="0.252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